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64cm" svg:height="8.969cm" svg:x="2.736cm" svg:y="1.8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12:12:23.004592613</meta:creation-date>
    <dc:date>2022-10-27T12:42:00.687084013</dc:date>
    <meta:editing-duration>PT19M27S</meta:editing-duration>
    <meta:editing-cycles>1</meta:editing-cycles>
    <meta:document-statistic meta:object-count="1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fr" number:country="B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65cm" svg:height="8.97cm" xlink:href="." xlink:type="simple" chart:class="chart:bar" chart:style-name="ch1">
        <chart:legend chart:legend-position="end" svg:x="14.099cm" svg:y="3.688cm" style:legend-expansion="high" chart:style-name="ch2"/>
        <chart:plot-area chart:style-name="ch3" chart:data-source-has-labels="both" svg:x="0.319cm" svg:y="0.179cm" svg:width="13.461cm" svg:height="8.612cm">
          <chart:coordinate-region svg:x="0.94cm" svg:y="0.378cm" svg:width="12.84cm" svg:height="7.76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arty</text:p>
              </table:table-cell>
              <table:table-cell office:value-type="string">
                <text:p>Greedy</text:p>
              </table:table-cell>
              <table:table-cell office:value-type="string">
                <text:p>Dumpy</text:p>
              </table:table-cell>
            </table:table-row>
          </table:table-header-rows>
          <table:table-rows>
            <table:table-row>
              <table:table-cell office:value-type="string">
                <text:p>Hminimax0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Hminimax1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Hminimax2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